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stack-heading" svg:font-family="'var font-stack-heading'"/>
  </office:font-face-decls>
  <office:automatic-styles>
    <style:style style:name="T1" style:family="text">
      <style:text-properties officeooo:rsid="0001062e"/>
    </style:style>
    <style:style style:name="T2" style:family="text">
      <style:text-properties fo:color="#303141" loext:opacity="100%" style:text-line-through-style="none" style:text-line-through-type="none" style:font-name="var font-stack-heading" fo:letter-spacing="normal" style:text-underline-style="none" fo:font-weight="bold" style:text-blinking="false" loext:padding="0in" loext:border="none"/>
    </style:style>
    <style:style style:name="T3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udemy.com/course-dashboard-redirect/?course_id=4568186" text:style-name="Internet_20_link" text:visited-style-name="Visited_20_Internet_20_Link">React do Zero a Maestria (c/ hooks, router, API, Projetos)</text:a><text:span text:style-name="T3">: </text:span><text:a xlink:type="simple" xlink:href="https://www.udemy.com/share/106eYc3@6YzHUGOoAEnqPV_zwDV2E_oCWvTS0UwyMioh-TudHrg81HJ9jyKC2hASzfFRWLh-kg==/" text:style-name="Internet_20_link" text:visited-style-name="Visited_20_Internet_20_Link">https://www.udemy.com/share/106eYc3@6YzHUGOoAEnqPV_zwDV2E_oCWvTS0UwyMioh-TudHrg81HJ9jyKC2hASzfFRWLh-kg==/</text:a></text:p>
      <text:p text:style-name="Standard"><text:span text:style-name="T2"/></text:p>
      <text:p text:style-name="Standard"><text:a xlink:type="simple" xlink:href="https://www.udemy.com/course-dashboard-redirect/?course_id=2753456" text:style-name="Internet_20_link" text:visited-style-name="Visited_20_Internet_20_Link">JavaScript do básico ao avançado (c/ Node.js e projetos)</text:a>: <text:a xlink:type="simple" xlink:href="https://www.udemy.com/share/102Hpe3@pBtS5DHChUB8Jms4rPOtoevyDbbPI3sp6-Q3UIZovLwh1SgcR77eGlwMfuG-DNmL5w==/" text:style-name="Internet_20_link" text:visited-style-name="Visited_20_Internet_20_Link">https://www.udemy.com/share/102Hpe3@pBtS5DHChUB8Jms4rPOtoevyDbbPI3sp6-Q3UIZovLwh1SgcR77eGlwMfuG-DNmL5w==/</text:a></text:p>
      <text:p text:style-name="Standard"/>
      <text:p text:style-name="Standard"><text:a xlink:type="simple" xlink:href="https://www.udemy.com/course-dashboard-redirect/?course_id=4442196" text:style-name="Internet_20_link" text:visited-style-name="Visited_20_Internet_20_Link">TypeScript do básico ao avançado (c/ React, Express)</text:a>:<text:a xlink:type="simple" xlink:href="https://www.udemy.com/share/105Mkm3@hyQCFqk6SqEIi_Tw1KPSNmzJCv9tdpBzrSwgix1KUyt7DfjNx0dXvJug8p8RyXrVLw==/" text:style-name="Internet_20_link" text:visited-style-name="Visited_20_Internet_20_Link">https://www.udemy.com/share/105Mkm3@hyQCFqk6SqEIi_Tw1KPSNmzJCv9tdpBzrSwgix1KUyt7DfjNx0dXvJug8p8RyXrVLw==/</text:a></text:p>
      <text:p text:style-name="Standard"/>
      <text:p text:style-name="Standard"/>
      <text:p text:style-name="Standard"><text:a xlink:type="simple" xlink:href="https://www.udemy.com/course-dashboard-redirect/?course_id=978246" text:style-name="Internet_20_link" text:visited-style-name="Visited_20_Internet_20_Link">Entendendo e documentando REST / RESTful APIs</text:a>: <text:a xlink:type="simple" xlink:href="https://www.udemy.com/share/101ziM3@_5lbeSlhHFcav9wXhZ819VH5PxDbfx8UzMpWoJkwHG2rSfiaJulZ0qB8_MH4XFXDfA==/" text:style-name="Internet_20_link" text:visited-style-name="Visited_20_Internet_20_Link">https://www.udemy.com/share/101ziM3@_5lbeSlhHFcav9wXhZ819VH5PxDbfx8UzMpWoJkwHG2rSfiaJulZ0qB8_MH4XFXDfA==/</text:a></text:p>
      <text:p text:style-name="Standard"/>
      <text:p text:style-name="Standard"/>
      <text:p text:style-name="Standard"><text:a xlink:type="simple" xlink:href="https://www.udemy.com/course-dashboard-redirect/?course_id=2500156" text:style-name="Internet_20_link" text:visited-style-name="Visited_20_Internet_20_Link">Formação Node.js</text:a>: <text:a xlink:type="simple" xlink:href="https://www.udemy.com/share/101YDc3@rc7qAeFfEH7YLG70Figm4Yes06nB9hvZ_GQcAVOM_8znuwRIZ4nupf66oVSNmyAsYQ==/" text:style-name="Internet_20_link" text:visited-style-name="Visited_20_Internet_20_Link">https://www.udemy.com/share/101YDc3@rc7qAeFfEH7YLG70Figm4Yes06nB9hvZ_GQcAVOM_8znuwRIZ4nupf66oVSNmyAsYQ==/</text:a></text:p>
      <text:p text:style-name="Standard"/>
      <text:p text:style-name="Standard"><text:a xlink:type="simple" xlink:href="https://www.udemy.com/course-dashboard-redirect/?course_id=4821926" text:style-name="Internet_20_link" text:visited-style-name="Visited_20_Internet_20_Link">Aprenda DOCKER do Zero ao Avançado</text:a>: <text:a xlink:type="simple" xlink:href="https://www.udemy.com/share/107av63@b_xIMdeJqeUjHjSdKcawM_XBBnIXLPHb8J8Of-ProSjcndDMBDcGPKSR09-ombqDrQ==/" text:style-name="Internet_20_link" text:visited-style-name="Visited_20_Internet_20_Link">https://www.udemy.com/share/107av63@b_xIMdeJqeUjHjSdKcawM_XBBnIXLPHb8J8Of-ProSjcndDMBDcGPKSR09-ombqDrQ==/</text:a></text:p>
      <text:p text:style-name="Standard"/>
      <text:p text:style-name="Standard"><text:a xlink:type="simple" xlink:href="https://www.udemy.com/course-dashboard-redirect/?course_id=2420534" text:style-name="Internet_20_link" text:visited-style-name="Visited_20_Internet_20_Link">Algoritmos e Lógica de Programação - O Curso COMPLETO</text:a>: <text:a xlink:type="simple" xlink:href="https://www.udemy.com/share/102hNu3@T7f62zD348h3VZWiy7kG3VEcUMeZWR_NmpfRPAvpWhZkMXvFxPq-omeK3_c9cw7_VA==/" text:style-name="Internet_20_link" text:visited-style-name="Visited_20_Internet_20_Link">https://www.udemy.com/share/102hNu3@T7f62zD348h3VZWiy7kG3VEcUMeZWR_NmpfRPAvpWhZkMXvFxPq-omeK3_c9cw7_VA==/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stack-heading" svg:font-family="'var font-stack-heading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8:30:01.701421877</meta:creation-date>
    <dc:date>2025-02-27T08:39:20.833205512</dc:date>
    <meta:editing-duration>PT9M19S</meta:editing-duration>
    <meta:editing-cycles>1</meta:editing-cycles>
    <meta:document-statistic meta:table-count="0" meta:image-count="0" meta:object-count="0" meta:page-count="1" meta:paragraph-count="7" meta:word-count="57" meta:character-count="1062" meta:non-whitespace-character-count="1012"/>
    <meta:generator>LibreOffice/7.3.7.2$Linux_X86_64 LibreOffice_project/30$Build-2</meta:generator>
  </office:meta>
</office:document-meta>
</file>